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AQUIM SILVA COELHO</text:p>
          </table:table-cell>
          <table:table-cell office:value-type="string" table:style-name="ce5">
            <text:p>MELHORADO</text:p>
          </table:table-cell>
          <table:table-cell office:value-type="float" office:value="53984059262" table:style-name="ce5">
            <text:p>53984059262</text:p>
          </table:table-cell>
          <table:table-cell office:value-type="date" office:date-value="2025-05-16T00:00:00" table:style-name="ce6">
            <text:p>16/05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TIRADENTES Nº53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JOSIANE LESSA SOARES</text:p>
          </table:table-cell>
          <table:table-cell office:value-type="string" table:style-name="ce5">
            <text:p>MELHORADO</text:p>
          </table:table-cell>
          <table:table-cell office:value-type="float" office:value="53981159350" table:style-name="ce5">
            <text:p>53981159350</text:p>
          </table:table-cell>
          <table:table-cell office:value-type="date" office:date-value="2025-05-16T00:00:00" table:style-name="ce6">
            <text:p>16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JOAO SIMOES LOPES NETO Nº10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EMANUEL MARTINS VIEIRA</text:p>
          </table:table-cell>
          <table:table-cell office:value-type="string" table:style-name="ce5">
            <text:p>MELHORADO</text:p>
          </table:table-cell>
          <table:table-cell office:value-type="float" office:value="53999888246" table:style-name="ce5">
            <text:p>53999888246</text:p>
          </table:table-cell>
          <table:table-cell office:value-type="date" office:date-value="2025-05-16T00:00:00" table:style-name="ce6">
            <text:p>16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ENIDA MANOEL ANTONIO PERES Nº173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AIRA DANEMBERG DE SOUZA</text:p>
          </table:table-cell>
          <table:table-cell office:value-type="string" table:style-name="ce5">
            <text:p>MELHORADO</text:p>
          </table:table-cell>
          <table:table-cell office:value-type="float" office:value="53984024695" table:style-name="ce5">
            <text:p>53984024695</text:p>
          </table:table-cell>
          <table:table-cell office:value-type="date" office:date-value="2025-05-19T00:00:00" table:style-name="ce6">
            <text:p>19/05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DOUTOR VICENTE RUSSOMANO Nº3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AS DE BRITO DA SILVA</text:p>
          </table:table-cell>
          <table:table-cell office:value-type="string" table:style-name="ce5">
            <text:p>MELHORADO</text:p>
          </table:table-cell>
          <table:table-cell office:value-type="float" office:value="53997036751" table:style-name="ce5">
            <text:p>53997036751</text:p>
          </table:table-cell>
          <table:table-cell office:value-type="date" office:date-value="2025-05-19T00:00:00" table:style-name="ce6">
            <text:p>19/05/25</text:p>
          </table:table-cell>
          <table:table-cell office:value-type="string" table:style-name="ce5">
            <text:p>F105</text:p>
          </table:table-cell>
          <table:table-cell office:value-type="string" table:style-name="ce4">
            <text:p>AVENIDA HEBERT HADLER Nº1430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RICARDO LOPES DA SILVA</text:p>
          </table:table-cell>
          <table:table-cell office:value-type="string" table:style-name="ce5">
            <text:p>MELHORADO</text:p>
          </table:table-cell>
          <table:table-cell office:value-type="float" office:value="53991148220" table:style-name="ce5">
            <text:p>53991148220</text:p>
          </table:table-cell>
          <table:table-cell office:value-type="date" office:date-value="2025-05-20T00:00:00" table:style-name="ce6">
            <text:p>20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FAGUNDES VARELA Nº135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IARA MACHADO DA SILVA</text:p>
          </table:table-cell>
          <table:table-cell office:value-type="string" table:style-name="ce5">
            <text:p>MELHORADO</text:p>
          </table:table-cell>
          <table:table-cell office:value-type="float" office:value="53991249163" table:style-name="ce5">
            <text:p>53991249163</text:p>
          </table:table-cell>
          <table:table-cell office:value-type="date" office:date-value="2025-05-20T00:00:00" table:style-name="ce6">
            <text:p>20/05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CLEBER BEZERRA Nº307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IA HELENA SIMOES LIMA</text:p>
          </table:table-cell>
          <table:table-cell office:value-type="string" table:style-name="ce5">
            <text:p>MELHORADO</text:p>
          </table:table-cell>
          <table:table-cell office:value-type="float" office:value="53991056372" table:style-name="ce5">
            <text:p>53991056372</text:p>
          </table:table-cell>
          <table:table-cell office:value-type="date" office:date-value="2025-05-22T00:00:00" table:style-name="ce6">
            <text:p>22/05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JORNALISTA SALVADOR HITTA PORRES Nº969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IO LUIS DUARTE VENSKE</text:p>
          </table:table-cell>
          <table:table-cell office:value-type="string" table:style-name="ce5">
            <text:p>MELHORADO</text:p>
          </table:table-cell>
          <table:table-cell office:value-type="float" office:value="53984162196" table:style-name="ce5">
            <text:p>53984162196</text:p>
          </table:table-cell>
          <table:table-cell office:value-type="date" office:date-value="2025-05-22T00:00:00" table:style-name="ce6">
            <text:p>22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NEREU RAMOS Nº17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NEIDE BUDZIARECK</text:p>
          </table:table-cell>
          <table:table-cell office:value-type="string" table:style-name="ce5">
            <text:p>MELHORADO</text:p>
          </table:table-cell>
          <table:table-cell office:value-type="float" office:value="53991189805" table:style-name="ce5">
            <text:p>53991189805</text:p>
          </table:table-cell>
          <table:table-cell office:value-type="date" office:date-value="2025-05-22T00:00:00" table:style-name="ce6">
            <text:p>22/05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BARAO DO CERRO LARGO Nº75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WELQUER DIAS VAZ</text:p>
          </table:table-cell>
          <table:table-cell office:value-type="string" table:style-name="ce5">
            <text:p>MELHORADO</text:p>
          </table:table-cell>
          <table:table-cell office:value-type="float" office:value="53984582608" table:style-name="ce5">
            <text:p>53984582608</text:p>
          </table:table-cell>
          <table:table-cell office:value-type="date" office:date-value="2025-05-24T00:00:00" table:style-name="ce6">
            <text:p>24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JORNALISTA CANDIDO DE MELO Nº38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DE SOUZA GOMES</text:p>
          </table:table-cell>
          <table:table-cell office:value-type="string" table:style-name="ce5">
            <text:p>MELHORADO</text:p>
          </table:table-cell>
          <table:table-cell office:value-type="float" office:value="53984625402" table:style-name="ce5">
            <text:p>53984625402</text:p>
          </table:table-cell>
          <table:table-cell office:value-type="date" office:date-value="2025-05-26T00:00:00" table:style-name="ce6">
            <text:p>26/05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TRES DE MAIO Nº14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AN FERNANDES PONTES</text:p>
          </table:table-cell>
          <table:table-cell office:value-type="string" table:style-name="ce5">
            <text:p>MELHORADO</text:p>
          </table:table-cell>
          <table:table-cell office:value-type="float" office:value="53981157434" table:style-name="ce5">
            <text:p>53981157434</text:p>
          </table:table-cell>
          <table:table-cell office:value-type="date" office:date-value="2025-05-28T00:00:00" table:style-name="ce6">
            <text:p>28/05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RUDI BONOW Nº129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RIAM DA COSTA STRELAU</text:p>
          </table:table-cell>
          <table:table-cell office:value-type="string" table:style-name="ce5">
            <text:p>MELHORADO</text:p>
          </table:table-cell>
          <table:table-cell office:value-type="float" office:value="53981150428" table:style-name="ce5">
            <text:p>53981150428</text:p>
          </table:table-cell>
          <table:table-cell office:value-type="date" office:date-value="2025-05-29T00:00:00" table:style-name="ce6">
            <text:p>29/05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A RUY BARBOSA Nº651</text:p>
          </table:table-cell>
          <table:table-cell office:value-type="string" table:style-name="ce4">
            <text:p>CAPS CASTELO</text:p>
          </table:table-cell>
          <table:table-cell table:number-columns-repeated="16376"/>
        </table:table-row>
        <table:table-row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Usuário do Windows</meta:initial-creator>
    <dc:creator>Recepção Coordenação</dc:creator>
    <meta:creation-date>2016-07-13T11:42:24Z</meta:creation-date>
    <dc:date>2025-05-30T19:38:08Z</dc:date>
    <meta:print-date>2024-06-07T20:11:09Z</meta:print-date>
    <meta:editing-cycles>4109</meta:editing-cycles>
    <meta:editing-duration>PT4597053S</meta:editing-duration>
  </office:meta>
</office:document-meta>
</file>